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master-page-name="Standard">
      <style:paragraph-properties style:page-number="auto"/>
      <style:text-properties fo:language="en" fo:country="GB"/>
    </style:style>
    <style:style style:name="P3" style:family="paragraph" style:parent-style-name="Standard">
      <style:text-properties fo:language="en" fo:country="GB"/>
    </style:style>
    <style:style style:name="T1" style:family="text">
      <style:text-properties fo:language="en" fo:country="GB"/>
    </style:style>
    <style:style style:name="T2" style:family="text">
      <style:text-properties fo:color="#000000" style:font-name="Courier New1"/>
    </style:style>
    <style:style style:name="T3" style:family="text">
      <style:text-properties fo:color="#000000" style:font-name="Courier New1" fo:language="en" fo:country="GB"/>
    </style:style>
    <style:style style:name="T4" style:family="text">
      <style:text-properties fo:color="#000000" fo:language="en" fo:country="GB"/>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ur kNN Classifier consists of two main methods.</text:p>
      <text:p text:style-name="Standard"><text:span text:style-name="T1">The first one, </text:span><text:span text:style-name="T2">createRandomSample,</text:span><text:span text:style-name="T4"> </text:span><text:span text:style-name="T1">gets part of the Car data after a random sample of 2/3 of the data is created by selecting data entries at random indices and adding those to the training data and deleting it from the data list. The remaining entries present the test data. </text:span></text:p>
      <text:p text:style-name="Standard"><text:span text:style-name="T1">The second method is </text:span><text:span text:style-name="T3">predict</text:span><text:span text:style-name="T1"> accepting k as an input parameter for setting the k in our k-nearest-neighbour. During this each test sample is compared to each training sample to calculate the difference. Therefore we use a distance measure for nominal data*. All attributes (except the class) are compared and for each conflict the distance is increased by one. Then the k smallest distances are taken to count the occurrence of associated classes in the training set. The most occurring class is chosen as the return value for the prediction. To confine the problem the over represented 'unacc' data we decided to chose less represented classes if occurrence is equal. This is repeated a hundred times. For calculating the error rate we count each false prediction compared to the real result and divide this by the among of predicted samples. Our mean error rate is: 0,3015</text:span></text:p>
      <text:p text:style-name="P1">Confusion Matrix:</text:p>
      <text:p text:style-name="P1"><draw:frame draw:style-name="fr1" draw:name="Objekt1" text:anchor-type="paragraph" svg:x="3.889cm" svg:y="0.002cm" svg:width="8.285cm" svg:height="3.073cm" draw:z-index="0"><draw:object xlink:href="./Object 1" xlink:type="simple" xlink:show="embed" xlink:actuate="onLoad"/><draw:image xlink:href="./ObjectReplacements/Object 1" xlink:type="simple" xlink:show="embed" xlink:actuate="onLoad"/></draw:frame></text:p>
      <text:p text:style-name="P1">Comparison kNN and Naive Bayes:</text:p>
      <text:p text:style-name="P1">Naive Bayes is influenced by the count of it’s data entries for a specific manifestation. So if there are many variables and many manifestations of each there is less information or a smaller probability for a single manifestation making it harder to actually map the data onto the classifier. This is softened by the LaPlace-Smoothing. Furthermore Naive Bayes presumes independence between the variables which is mostly correct for car data, but not for all (e.g. number of persons and number of doors are slightly correlated). <text:s/>The kNN is more dependent on how many good neighboors are in the near area around each sample and has its weakness when data for different classes have similar attributes. A big Problem in the car data is the over representation of 'unacc' data (and also 'acc' data a bit). Therefore mostly any sample has more 'unnac' neighbours then other. So this class is often selected. So, Like the Naive Bayes, <text:s/>the kNN is kind of overfitting the training data. As a conclusion a kNN would work better if the distributed would be more equally. For these reasons the run with k=1 should be a little more accurate then the run with k=5, because if you only look to your most closest neighbour the probability of false 'unacc' samples is smaller as if you look at 5 neighbours. As improvement it would be better to increase the random pick of training data, for instance to 9/10 instead of 2/3, so you decrease the probability that you only learn 'unacc' (and maybe 'acc') because these classes are so much over represented. You could also pick randomly 2/3 out of each class to ensure each class occurs in training data. </text:p>
      <text:p text:style-name="P1">So all in all, even if the Naive Beyes classifier didn't performed very good, the kNN cannot keep up with this simple implementation. But there would be the possibility to improve the selection of training data, the measure of distance and other optim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lian Pößel</meta:initial-creator>
    <meta:editing-cycles>6</meta:editing-cycles>
    <meta:creation-date>2018-01-07T21:22:00</meta:creation-date>
    <dc:date>2018-01-14T21:44:06.43</dc:date>
    <meta:editing-duration>PT1H12M31S</meta:editing-duration>
    <meta:generator>OpenOffice/4.1.4$Win32 OpenOffice.org_project/414m4$Build-9787</meta:generator>
    <meta:document-statistic meta:table-count="0" meta:image-count="0" meta:object-count="1" meta:page-count="1" meta:paragraph-count="7" meta:word-count="536" meta:character-count="31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623cm"/>
    </style:style>
    <style:style style:name="co3" style:family="table-column">
      <style:table-column-properties fo:break-before="auto" style:column-width="1.549cm"/>
    </style:style>
    <style:style style:name="co4" style:family="table-column">
      <style:table-column-properties fo:break-before="auto" style:column-width="0.993cm"/>
    </style:style>
    <style:style style:name="co5" style:family="table-column">
      <style:table-column-properties fo:break-before="auto" style:column-width="1.383cm"/>
    </style:style>
    <style:style style:name="co6" style:family="table-column">
      <style:table-column-properties fo:break-before="auto" style:column-width="1.08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text-properties fo:font-size="12pt" style:font-size-asian="12pt" style:font-size-complex="12pt"/>
    </style:style>
    <style:style style:name="ce2"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style:paragraph-properties fo:text-align="center" fo:margin-left="0cm"/>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2" table:default-cell-style-name="ce4"/>
        <table:table-column table:style-name="co6" table:default-cell-style-name="ce5"/>
        <table:table-row table:style-name="ro1" table:number-rows-repeated="2">
          <table:table-cell/>
          <table:table-cell table:style-name="Default" table:number-columns-repeated="6"/>
        </table:table-row>
        <table:table-row table:style-name="ro2">
          <table:table-cell/>
          <table:table-cell table:style-name="ce1"/>
          <table:table-cell table:style-name="ce3" office:value-type="string">
            <text:p>unacc</text:p>
          </table:table-cell>
          <table:table-cell table:style-name="ce3" office:value-type="string">
            <text:p>acc</text:p>
          </table:table-cell>
          <table:table-cell table:style-name="ce3" office:value-type="string">
            <text:p>good</text:p>
          </table:table-cell>
          <table:table-cell table:style-name="ce3" office:value-type="string">
            <text:p>vgood</text:p>
          </table:table-cell>
          <table:table-cell table:style-name="Default"/>
        </table:table-row>
        <table:table-row table:style-name="ro2">
          <table:table-cell/>
          <table:table-cell office:value-type="string">
            <text:p>unacc</text:p>
          </table:table-cell>
          <table:table-cell office:value-type="float" office:value="410">
            <text:p>410</text:p>
          </table:table-cell>
          <table:table-cell table:number-columns-repeated="3" office:value-type="float" office:value="0">
            <text:p>0</text:p>
          </table:table-cell>
          <table:table-cell table:formula="of:=[.C4]+[.D4]+[.E4]+[.F4]" office:value-type="float" office:value="410">
            <text:p>410</text:p>
          </table:table-cell>
        </table:table-row>
        <table:table-row table:style-name="ro2">
          <table:table-cell/>
          <table:table-cell office:value-type="string">
            <text:p>acc</text:p>
          </table:table-cell>
          <table:table-cell office:value-type="float" office:value="125">
            <text:p>125</text:p>
          </table:table-cell>
          <table:table-cell table:number-columns-repeated="3" office:value-type="float" office:value="0">
            <text:p>0</text:p>
          </table:table-cell>
          <table:table-cell table:formula="of:=[.C5]+[.D5]+[.E5]+[.F5]" office:value-type="float" office:value="125">
            <text:p>125</text:p>
          </table:table-cell>
        </table:table-row>
        <table:table-row table:style-name="ro2">
          <table:table-cell/>
          <table:table-cell office:value-type="string">
            <text:p>good</text:p>
          </table:table-cell>
          <table:table-cell office:value-type="float" office:value="18">
            <text:p>18</text:p>
          </table:table-cell>
          <table:table-cell table:number-columns-repeated="3" office:value-type="float" office:value="0">
            <text:p>0</text:p>
          </table:table-cell>
          <table:table-cell table:formula="of:=[.C6]+[.D6]+[.E6]+[.F6]" office:value-type="float" office:value="18">
            <text:p>18</text:p>
          </table:table-cell>
        </table:table-row>
        <table:table-row table:style-name="ro2">
          <table:table-cell/>
          <table:table-cell office:value-type="string">
            <text:p>vgood</text:p>
          </table:table-cell>
          <table:table-cell office:value-type="float" office:value="23">
            <text:p>23</text:p>
          </table:table-cell>
          <table:table-cell table:number-columns-repeated="3" office:value-type="float" office:value="0">
            <text:p>0</text:p>
          </table:table-cell>
          <table:table-cell table:formula="of:=[.C7]+[.D7]+[.E7]+[.F7]" office:value-type="float" office:value="23">
            <text:p>23</text:p>
          </table:table-cell>
        </table:table-row>
        <table:table-row table:style-name="ro1">
          <table:table-cell/>
          <table:table-cell table:style-name="Default"/>
          <table:table-cell table:style-name="ce5" table:formula="of:=[.C4]+[.C5]+[.C6]+[.C7]" office:value-type="float" office:value="576">
            <text:p>576</text:p>
          </table:table-cell>
          <table:table-cell table:style-name="ce5" table:formula="of:=[.D4]+[.D5]+[.D6]+[.D7]" office:value-type="float" office:value="0">
            <text:p>0</text:p>
          </table:table-cell>
          <table:table-cell table:style-name="ce5" table:formula="of:=[.E4]+[.E5]+[.E6]+[.E7]" office:value-type="float" office:value="0">
            <text:p>0</text:p>
          </table:table-cell>
          <table:table-cell table:style-name="ce5" table:formula="of:=[.F4]+[.F5]+[.F6]+[.F7]" office:value-type="float" office:value="0">
            <text:p>0</text:p>
          </table:table-cell>
          <table:table-cell table:formula="of:=[.C8]+[.D8]+[.E8]+[.F8]" office:value-type="float" office:value="576">
            <text:p>57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4">14.01.2018</text:date>, <text:time>21:44:06</text:time></text:p>
        </style:region-right>
      </style:header>
      <style:header-left style:display="false"/>
      <style:footer>
        <text:p>Seite <text:page-number>1</text:page-number> / <text:page-count>99</text:page-count></text:p>
      </style:footer>
      <style:footer-left style:display="false"/>
    </style:master-page>
  </office:master-styles>
</office:document-styles>
</file>